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2.87mm"/>
    </style:style>
    <style:style style:name="co2" style:family="table-column">
      <style:table-column-properties fo:break-before="auto" style:column-width="327.1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a933"/>
    </style:style>
    <style:style style:name="ce2" style:family="table-cell" style:parent-style-name="Default">
      <style:text-properties fo:color="#f10d0c"/>
    </style:style>
    <style:style style:name="ce3" style:family="table-cell" style:parent-style-name="Default">
      <style:text-properties style:use-window-font-color="true"/>
    </style:style>
    <style:style style:name="ce4" style:family="table-cell" style:parent-style-name="Default">
      <style:text-properties fo:color="#ff8000"/>
    </style:style>
  </office:automatic-styles>
  <office:body>
    <office:spreadsheet>
      <table:calculation-settings table:automatic-find-labels="false" table:use-regular-expressions="false" table:use-wildcards="true"/>
      <table:table table:name="compress" table:style-name="ta1">
        <table:table-column table:style-name="co1" table:default-cell-style-name="ce2"/>
        <table:table-column table:style-name="co2" table:default-cell-style-name="ce2"/>
        <table:table-column table:style-name="co3" table:number-columns-repeated="1022" table:default-cell-style-name="Default"/>
        <table:table-row table:style-name="ro1">
          <table:table-cell table:style-name="ce1" office:value-type="string" calcext:value-type="string">
            <text:p>ZRAM</text:p>
          </table:table-cell>
          <table:table-cell table:style-name="ce1" office:value-type="string" calcext:value-type="string">
            <text:p>Creates virtual block devices called /dev/zramX (X = 0, 1, ...). Pages written to these disks are compressed and stored in memory itself. These disks allow very fast I/O and compression provides good amounts of memory savings. <text:s/>It has several use cases, for example: /tmp storage, use as swap disks and maybe many more. <text:s/>See zram.txt for more information.</text:p>
          </table:table-cell>
          <table:table-cell table:style-name="ce1" table:number-columns-repeated="1022"/>
        </table:table-row>
        <table:table-row table:style-name="ro1">
          <table:table-cell office:value-type="string" calcext:value-type="string">
            <text:p>PPP_BSDCOMP</text:p>
          </table:table-cell>
          <table:table-cell office:value-type="string" calcext:value-type="string">
            <text:p>Support for the BSD-Compress compression method for PPP, which uses the LZW compression method to compress each PPP packet before it is sent over the wire. The machine at the other end of the PPP link (usually your ISP) has to support the BSD-Compress compression method as well for this to be useful. Even if they don't support it, it is safe to say Y here. <text:s/>The PPP Deflate compression method (PPP Deflate compression, above) is preferable to BSD-Compress, because it compresses better and is patent-free. <text:s/>Note that the BSD compression code will always be compiled as a module. it is called bsd_comp and will show up in the directory modules once you have said make modules. If unsure, say N.</text:p>
          </table:table-cell>
          <table:table-cell table:number-columns-repeated="1022"/>
        </table:table-row>
        <table:table-row table:style-name="ro1">
          <table:table-cell office:value-type="string" calcext:value-type="string">
            <text:p>PPP_DEFLATE</text:p>
          </table:table-cell>
          <table:table-cell office:value-type="string" calcext:value-type="string">
            <text:p>Support for the Deflate compression method for PPP, which uses the Deflate algorithm (the same algorithm that gzip uses) to compress each PPP packet before it is sent over the wire. <text:s/>The machine at the other end of the PPP link (usually your ISP) has to support the Deflate compression method as well for this to be useful. <text:s/>Even if they don't support it, it is safe to say Y here. <text:s/>To compile this driver as a module, choose M here.</text:p>
          </table:table-cell>
          <table:table-cell table:number-columns-repeated="1022"/>
        </table:table-row>
        <table:table-row table:style-name="ro1">
          <table:table-cell office:value-type="string" calcext:value-type="string">
            <text:p>SLIP</text:p>
          </table:table-cell>
          <table:table-cell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 nowadays, the protocol PPP is more commonly used for this same purpose. <text:s/>Normally, your access provider has to support SLIP in order for you to be able to use it, but there is now a SLIP emulator called SLiRP around (available from &lt;ftp://ibiblio.org/pub/Linux/system/network/serial/&gt;) which allows you to use SLIP over a regular dial up shell connection. If you plan to use SLiRP, make sure to say Y to CSLIP, below. The NET-3-HOWTO, available from &lt;http://www.tldp.org/docs.html#howto&gt;, explains how to configure SLIP. Note that you don't need this option if you just want to run term (term is a program which gives you almost full Internet connectivity if you have a regular dial up shell account on some Internet connected Unix computer. Read &lt;http://www.bart.nl/~patrickr/term-howto/Term-HOWTO.html&gt;). SLIP support will enlarge your kernel by about 4 KB. If unsure, say N. <text:s/>To compile this driver as a module, choose M here. The module will be called slip.</text:p>
          </table:table-cell>
          <table:table-cell table:number-columns-repeated="1022"/>
        </table:table-row>
        <table:table-row table:style-name="ro1">
          <table:table-cell office:value-type="string" calcext:value-type="string">
            <text:p>SLHC</text:p>
          </table:table-cell>
          <table:table-cell office:value-type="string" calcext:value-type="string">
            <text:p>This option enables Van Jacobsen serial line header compression routines.</text:p>
          </table:table-cell>
          <table:table-cell table:number-columns-repeated="1022"/>
        </table:table-row>
        <table:table-row table:style-name="ro1">
          <table:table-cell office:value-type="string" calcext:value-type="string">
            <text:p>SLIP_COMPRESSED</text:p>
          </table:table-cell>
          <table:table-cell office:value-type="string" calcext:value-type="string">
            <text:p>This protocol is faster than SLIP because it uses compression on the TCP/IP headers (not on the data itself), but it has to be supported on both ends. Ask your access provider if you are not sure and answer Y, just in case. You will still be able to use plain SLIP. If you plan to use SLiRP, the SLIP emulator (available from &lt;ftp://ibiblio.org/pub/Linux/system/network/serial/&gt;) which allows you to use SLIP over a regular dial up shell connection, you definitely want to say Y here. The NET-3-HOWTO, available from &lt;http://www.tldp.org/docs.html#howto&gt;, explains how to configure CSLIP. This won't enlarge your kernel.</text:p>
          </table:table-cell>
          <table:table-cell table:number-columns-repeated="1022"/>
        </table:table-row>
        <table:table-row table:style-name="ro1">
          <table:table-cell office:value-type="string" calcext:value-type="string">
            <text:p>ISDN_PPP_VJ</text:p>
          </table:table-cell>
          <table:table-cell office:value-type="string" calcext:value-type="string">
            <text:p>This enables Van Jacobson header compression for synchronous PPP. Say Y if the other end of the connection supports it.</text:p>
          </table:table-cell>
          <table:table-cell table:number-columns-repeated="1022"/>
        </table:table-row>
        <table:table-row table:style-name="ro1">
          <table:table-cell office:value-type="string" calcext:value-type="string">
            <text:p>ISDN_PPP_BSDCOMP</text:p>
          </table:table-cell>
          <table:table-cell office:value-type="string" calcext:value-type="string">
            <text:p>Support for the BSD-Compress compression method for PPP, which uses the LZW compression method to compress each PPP packet before it is sent over the wire. The machine at the other end of the PPP link (usually your ISP) has to support the BSD-Compress compression method as well for this to be useful. Even if they don't support it, it is safe to say Y here.</text:p>
          </table:table-cell>
          <table:table-cell table:number-columns-repeated="1022"/>
        </table:table-row>
        <table:table-row table:style-name="ro1">
          <table:table-cell office:value-type="string" calcext:value-type="string">
            <text:p>VIDEO_TM6000</text:p>
          </table:table-cell>
          <table:table-cell office:value-type="string" calcext:value-type="string">
            <text:p>Support for TM5600/TM6000/TM6010 USB Device <text:s/>Since these cards have no MPEG decoder onboard, they transmit only compressed MPEG data over the usb bus, so you need an external software decoder to watch TV on your computer. <text:s/>Say Y if you own such a device and want to use it.</text:p>
          </table:table-cell>
          <table:table-cell table:number-columns-repeated="1022"/>
        </table:table-row>
        <table:table-row table:style-name="ro1">
          <table:table-cell office:value-type="string" calcext:value-type="string">
            <text:p>DVB_TTUSB_DEC</text:p>
          </table:table-cell>
          <table:table-cell office:value-type="string" calcext:value-type="string">
            <text:p>Support for external USB adapters designed by Technotrend and produced by Hauppauge, shipped under the brand name 'DEC2000-t' and 'DEC3000-s'. <text:s/>Even if these devices have a MPEG decoder built in, they transmit only compressed MPEG data over the USB bus, so you need an external software decoder to watch TV on your computer. <text:s/>This driver needs external firmware. Please use the commands &lt;kerneldir&gt;/Documentation/dvb/get_dvb_firmware dec2000t, &lt;kerneldir&gt;/Documentation/dvb/get_dvb_firmware dec2540t, &lt;kerneldir&gt;/Documentation/dvb/get_dvb_firmware dec3000s, download/extract them, and then copy them to /usr/lib/hotplug/firmware or /lib/firmware (depending on configuration of firmware hotplug). <text:s/>Say Y if you own such a device and want to use it.</text:p>
          </table:table-cell>
          <table:table-cell table:number-columns-repeated="1022"/>
        </table:table-row>
        <table:table-row table:style-name="ro1">
          <table:table-cell office:value-type="string" calcext:value-type="string">
            <text:p>VIDEO_SOLO6X10</text:p>
          </table:table-cell>
          <table:table-cell office:value-type="string" calcext:value-type="string">
            <text:p>This driver supports the Bluecherry H.264 and MPEG-4 hardware compression capture cards and other Softlogic-based ones. <text:s/>Following cards have been tested: * Bluecherry BC-H16480A (PCIe, 16 port, H.264) * Bluecherry BC-H04120A (PCIe, 4 port, H.264) * Bluecherry BC-H04120A-MPCI (Mini-PCI, 4 port, H.264) * Bluecherry BC-04120A (PCIe, 4 port, MPEG-4)</text:p>
          </table:table-cell>
          <table:table-cell table:number-columns-repeated="1022"/>
        </table:table-row>
        <table:table-row table:style-name="ro1">
          <table:table-cell office:value-type="string" calcext:value-type="string">
            <text:p>DVB_BT8XX</text:p>
          </table:table-cell>
          <table:table-cell office:value-type="string" calcext:value-type="string">
            <text:p>Support for PCI cards based on the Bt8xx PCI bridge. Examples are the Nebula cards, the Pinnacle PCTV cards, the Twinhan DST cards, the pcHDTV HD2000 cards, the DViCO FusionHDTV Lite cards, and some AVerMedia cards. <text:s/>Since these cards have no MPEG decoder onboard, they transmit only compressed MPEG data over the PCI bus, so you need an external software decoder to watch TV on your computer. <text:s/>Say Y if you own such a device and want to use it.</text:p>
          </table:table-cell>
          <table:table-cell table:number-columns-repeated="1022"/>
        </table:table-row>
        <table:table-row table:style-name="ro1">
          <table:table-cell office:value-type="string" calcext:value-type="string">
            <text:p>DVB_PLUTO2</text:p>
          </table:table-cell>
          <table:table-cell office:value-type="string" calcext:value-type="string">
            <text:p>Support for PCI cards based on the Pluto2 FPGA like the Satelco Easywatch Mobile Terrestrial DVB-T Receiver. <text:s/>Since these cards have no MPEG decoder onboard, they transmit only compressed MPEG data over the PCI bus, so you need an external software decoder to watch TV on your computer. <text:s/>Say Y or M if you own such a device and want to use it.</text:p>
          </table:table-cell>
          <table:table-cell table:number-columns-repeated="1022"/>
        </table:table-row>
        <table:table-row table:style-name="ro1">
          <table:table-cell office:value-type="string" calcext:value-type="string">
            <text:p>DVB_DM1105</text:p>
          </table:table-cell>
          <table:table-cell office:value-type="string" calcext:value-type="string">
            <text:p>Support for cards based on the SDMC DM1105 PCI chip like DvbWorld 2002 <text:s/>Since these cards have no MPEG decoder onboard, they transmit only compressed MPEG data over the PCI bus, so you need an external software decoder to watch TV on your computer. <text:s/>Say Y or M if you own such a device and want to use it.</text:p>
          </table:table-cell>
          <table:table-cell table:number-columns-repeated="1022"/>
        </table:table-row>
        <table:table-row table:style-name="ro1">
          <table:table-cell office:value-type="string" calcext:value-type="string">
            <text:p>DVB_PT1</text:p>
          </table:table-cell>
          <table:table-cell office:value-type="string" calcext:value-type="string">
            <text:p>Support for Earthsoft PT1 PCI cards. <text:s/>Since these cards have no MPEG decoder onboard, they transmit only compressed MPEG data over the PCI bus, so you need an external software decoder to watch TV on your computer. <text:s/>Say Y or M if you own such a device and want to use it.</text:p>
          </table:table-cell>
          <table:table-cell table:number-columns-repeated="1022"/>
        </table:table-row>
        <table:table-row table:style-name="ro1">
          <table:table-cell office:value-type="string" calcext:value-type="string">
            <text:p>VIDEO_STI_HVA</text:p>
          </table:table-cell>
          <table:table-cell office:value-type="string" calcext:value-type="string">
            <text:p>This V4L2 driver enables HVA (Hardware Video Accelerator) multi-format video encoder of STMicroelectronics SoC, allowing hardware encoding of raw uncompressed formats in various compressed video bitstreams format. <text:s/>To compile this driver as a module, choose M here: the module will be called st-hva.</text:p>
          </table:table-cell>
          <table:table-cell table:number-columns-repeated="1022"/>
        </table:table-row>
        <table:table-row table:style-name="ro1">
          <table:table-cell office:value-type="string" calcext:value-type="string">
            <text:p>VIDEO_STI_DELTA</text:p>
          </table:table-cell>
          <table:table-cell office:value-type="string" calcext:value-type="string">
            <text:p>This V4L2 driver enables DELTA multi-format video decoder of STMicroelectronics STiH4xx SoC series allowing hardware decoding of various compressed video bitstream format in raw uncompressed format. <text:s/>Use this option to see the decoders available for such hardware. <text:s/>Please notice that the driver will only be built if at least one of the DELTA decoder below is selected.</text:p>
          </table:table-cell>
          <table:table-cell table:number-columns-repeated="1022"/>
        </table:table-row>
        <table:table-row table:style-name="ro1">
          <table:table-cell office:value-type="string" calcext:value-type="string">
            <text:p>VIDEO_RENESAS_FCP</text:p>
          </table:table-cell>
          <table:table-cell office:value-type="string" calcext:value-type="string">
            <text:p>This is a driver for the Renesas Frame Compression Processor (FCP). The FCP is a companion module of video processing modules in the Renesas R-Car Gen3 SoCs. It handles memory access for the codec, VSP and FDP modules. <text:s/>To compile this driver as a module, choose M here: the module will be called rcar-fcp.</text:p>
          </table:table-cell>
          <table:table-cell table:number-columns-repeated="1022"/>
        </table:table-row>
        <table:table-row table:style-name="ro1">
          <table:table-cell office:value-type="string" calcext:value-type="string">
            <text:p>DRM_I915_COMPRESS_ERROR</text:p>
          </table:table-cell>
          <table:table-cell office:value-type="string" calcext:value-type="string">
            <text:p>This option selects ZLIB_DEFLATE if it isn't already selected and causes any error state captured upon a GPU hang to be compressed using zlib. <text:s/>If in doubt, say Y.</text:p>
          </table:table-cell>
          <table:table-cell table:number-columns-repeated="1022"/>
        </table:table-row>
        <table:table-row table:style-name="ro1">
          <table:table-cell office:value-type="string" calcext:value-type="string">
            <text:p>SND_SB16_CSP</text:p>
          </table:table-cell>
          <table:table-cell office:value-type="string" calcext:value-type="string">
            <text:p>Say Y here to include support for the CSP core. <text:s/>This special coprocessor can do variable tasks like various compression and decompression algorithms.</text:p>
          </table:table-cell>
          <table:table-cell table:number-columns-repeated="1022"/>
        </table:table-row>
        <table:table-row table:style-name="ro1">
          <table:table-cell office:value-type="string" calcext:value-type="string">
            <text:p>SND_POWERMAC_AUTO_DRC</text:p>
          </table:table-cell>
          <table:table-cell office:value-type="string" calcext:value-type="string">
            <text:p>Say Y here to enable the automatic toggle of DRC (dynamic range compression) on Tumbler/Snapper. If this feature is enabled, DRC is turned off when the headphone/line jack is plugged, and turned on when unplugged. <text:s/>Note that you can turn on/off DRC manually even without this option.</text:p>
          </table:table-cell>
          <table:table-cell table:number-columns-repeated="1022"/>
        </table:table-row>
        <table:table-row table:style-name="ro1">
          <table:table-cell office:value-type="string" calcext:value-type="string">
            <text:p>CRYPTO_DEV_NX</text:p>
          </table:table-cell>
          <table:table-cell office:value-type="string" calcext:value-type="string">
            <text:p>This enables support for the NX hardware cryptographic accelerator coprocessor that is in IBM PowerPC P7+ or later processors. <text:s/>This does not actually enable any drivers, it only allows you to select which acceleration type (encryption and/or compression) to enable.</text:p>
          </table:table-cell>
          <table:table-cell table:number-columns-repeated="1022"/>
        </table:table-row>
        <table:table-row table:style-name="ro1">
          <table:table-cell office:value-type="string" calcext:value-type="string">
            <text:p>CRYPTO_DEV_NX_COMPRESS</text:p>
          </table:table-cell>
          <table:table-cell office:value-type="string" calcext:value-type="string">
            <text:p>Support for PowerPC Nest (NX) compression acceleration. This module supports acceleration for compressing memory with the 842 algorithm using the cryptographic API. <text:s/>One of the platform drivers must be selected also. <text:s/>If you choose 'M' here, this module will be called nx_compress.</text:p>
          </table:table-cell>
          <table:table-cell table:number-columns-repeated="1022"/>
        </table:table-row>
        <table:table-row table:style-name="ro1">
          <table:table-cell office:value-type="string" calcext:value-type="string">
            <text:p>CRYPTO_DEV_NX_COMPRESS_PSERIES</text:p>
          </table:table-cell>
          <table:table-cell office:value-type="string" calcext:value-type="string">
            <text:p>Support for PowerPC Nest (NX) compression acceleration. This module supports acceleration for compressing memory with the 842 algorithm. <text:s/>This supports NX hardware on the pSeries platform. If you choose 'M' here, this module will be called nx_compress_pseries.</text:p>
          </table:table-cell>
          <table:table-cell table:number-columns-repeated="1022"/>
        </table:table-row>
        <table:table-row table:style-name="ro1">
          <table:table-cell office:value-type="string" calcext:value-type="string">
            <text:p>CRYPTO_DEV_NX_COMPRESS_POWERNV</text:p>
          </table:table-cell>
          <table:table-cell office:value-type="string" calcext:value-type="string">
            <text:p>Support for PowerPC Nest (NX) compression acceleration. This module supports acceleration for compressing memory with the 842 algorithm. <text:s/>This supports NX hardware on the PowerNV platform. If you choose 'M' here, this module will be called nx_compress_powernv.</text:p>
          </table:table-cell>
          <table:table-cell table:number-columns-repeated="1022"/>
        </table:table-row>
        <table:table-row table:style-name="ro1">
          <table:table-cell office:value-type="string" calcext:value-type="string">
            <text:p>CRYPTO_DEV_QAT_DH895xCC</text:p>
          </table:table-cell>
          <table:table-cell office:value-type="string" calcext:value-type="string">
            <text:p>Support for Intel(R) DH895xcc with Intel(R) QuickAssist Technology for accelerating crypto and compression workloads. <text:s/>To compile this as a module, choose M here: the module will be called qat_dh895xcc.</text:p>
          </table:table-cell>
          <table:table-cell table:number-columns-repeated="1022"/>
        </table:table-row>
        <table:table-row table:style-name="ro1">
          <table:table-cell office:value-type="string" calcext:value-type="string">
            <text:p>CRYPTO_DEV_QAT_C3XXX</text:p>
          </table:table-cell>
          <table:table-cell office:value-type="string" calcext:value-type="string">
            <text:p>Support for Intel(R) C3xxx with Intel(R) QuickAssist Technology for accelerating crypto and compression workloads. <text:s/>To compile this as a module, choose M here: the module will be called qat_c3xxx.</text:p>
          </table:table-cell>
          <table:table-cell table:number-columns-repeated="1022"/>
        </table:table-row>
        <table:table-row table:style-name="ro1">
          <table:table-cell office:value-type="string" calcext:value-type="string">
            <text:p>CRYPTO_DEV_QAT_C62X</text:p>
          </table:table-cell>
          <table:table-cell office:value-type="string" calcext:value-type="string">
            <text:p>Support for Intel(R) C62x with Intel(R) QuickAssist Technology for accelerating crypto and compression workloads. <text:s/>To compile this as a module, choose M here: the module will be called qat_c62x.</text:p>
          </table:table-cell>
          <table:table-cell table:number-columns-repeated="1022"/>
        </table:table-row>
        <table:table-row table:style-name="ro1">
          <table:table-cell office:value-type="string" calcext:value-type="string">
            <text:p>CRYPTO_DEV_QAT_DH895xCCVF</text:p>
          </table:table-cell>
          <table:table-cell office:value-type="string" calcext:value-type="string">
            <text:p>Support for Intel(R) DH895xcc with Intel(R) QuickAssist Technology Virtual Function for accelerating crypto and compression workloads. <text:s/>To compile this as a module, choose M here: the module will be called qat_dh895xccvf.</text:p>
          </table:table-cell>
          <table:table-cell table:number-columns-repeated="1022"/>
        </table:table-row>
        <table:table-row table:style-name="ro1">
          <table:table-cell office:value-type="string" calcext:value-type="string">
            <text:p>CRYPTO_DEV_QAT_C3XXXVF</text:p>
          </table:table-cell>
          <table:table-cell office:value-type="string" calcext:value-type="string">
            <text:p>Support for Intel(R) C3xxx with Intel(R) QuickAssist Technology Virtual Function for accelerating crypto and compression workloads. <text:s/>To compile this as a module, choose M here: the module will be called qat_c3xxxvf.</text:p>
          </table:table-cell>
          <table:table-cell table:number-columns-repeated="1022"/>
        </table:table-row>
        <table:table-row table:style-name="ro1">
          <table:table-cell office:value-type="string" calcext:value-type="string">
            <text:p>CRYPTO_DEV_QAT_C62XVF</text:p>
          </table:table-cell>
          <table:table-cell office:value-type="string" calcext:value-type="string">
            <text:p>Support for Intel(R) C62x with Intel(R) QuickAssist Technology Virtual Function for accelerating crypto and compression workloads. <text:s/>To compile this as a module, choose M here: the module will be called qat_c62xvf.</text:p>
          </table:table-cell>
          <table:table-cell table:number-columns-repeated="1022"/>
        </table:table-row>
        <table:table-row table:style-name="ro1">
          <table:table-cell office:value-type="string" calcext:value-type="string">
            <text:p>CRYPTO_DEV_CAVIUM_ZIP</text:p>
          </table:table-cell>
          <table:table-cell office:value-type="string" calcext:value-type="string">
            <text:p>Select this option if you want to enable compression/decompression acceleration on Cavium's ARM based SoCs</text:p>
          </table:table-cell>
          <table:table-cell table:number-columns-repeated="1022"/>
        </table:table-row>
        <table:table-row table:style-name="ro1">
          <table:table-cell office:value-type="string" calcext:value-type="string">
            <text:p>DEBUG_INFO_SPLIT</text:p>
          </table:table-cell>
          <table:table-cell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number-columns-repeated="1022"/>
        </table:table-row>
        <table:table-row table:style-name="ro1">
          <table:table-cell table:style-name="ce3" office:value-type="string" calcext:value-type="string">
            <text:p>KERNEL_GZIP</text:p>
          </table:table-cell>
          <table:table-cell table:style-name="ce3" office:value-type="string" calcext:value-type="string">
            <text:p>The old and tried gzip compression. It provides a good balance between compression ratio and decompression speed.</text:p>
          </table:table-cell>
          <table:table-cell table:style-name="ce3" table:number-columns-repeated="1022"/>
        </table:table-row>
        <table:table-row table:style-name="ro1">
          <table:table-cell table:style-name="ce3" office:value-type="string" calcext:value-type="string">
            <text:p>KERNEL_BZIP2</text:p>
          </table:table-cell>
          <table:table-cell table:style-name="ce3"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style-name="ce3" table:number-columns-repeated="1022"/>
        </table:table-row>
        <table:table-row table:style-name="ro1">
          <table:table-cell table:style-name="ce3" office:value-type="string" calcext:value-type="string">
            <text:p>KERNEL_LZMA</text:p>
          </table:table-cell>
          <table:table-cell table:style-name="ce3"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style-name="ce3" table:number-columns-repeated="1022"/>
        </table:table-row>
        <table:table-row table:style-name="ro1">
          <table:table-cell table:style-name="ce3" office:value-type="string" calcext:value-type="string">
            <text:p>KERNEL_XZ</text:p>
          </table:table-cell>
          <table:table-cell table:style-name="ce3"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style-name="ce3" table:number-columns-repeated="1022"/>
        </table:table-row>
        <table:table-row table:style-name="ro1">
          <table:table-cell table:style-name="ce3" office:value-type="string" calcext:value-type="string">
            <text:p>KERNEL_LZO</text:p>
          </table:table-cell>
          <table:table-cell table:style-name="ce3" office:value-type="string" calcext:value-type="string">
            <text:p>Its compression ratio is the poorest among the choices. The kernel size is about 10% bigger than gzip. however its speed (both compression and decompression) is the fastest.</text:p>
          </table:table-cell>
          <table:table-cell table:style-name="ce3" table:number-columns-repeated="1022"/>
        </table:table-row>
        <table:table-row table:style-name="ro1">
          <table:table-cell table:style-name="ce3" office:value-type="string" calcext:value-type="string">
            <text:p>KERNEL_LZ4</text:p>
          </table:table-cell>
          <table:table-cell table:style-name="ce3"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3" table:number-columns-repeated="1022"/>
        </table:table-row>
        <table:table-row table:style-name="ro1">
          <table:table-cell table:style-name="ce3" office:value-type="string" calcext:value-type="string">
            <text:p>INITRAMFS_COMPRESSION_NONE</text:p>
          </table:table-cell>
          <table:table-cell table:style-name="ce3" office:value-type="string" calcext:value-type="string">
            <text:p>Do not compress the built-in initramfs at all. This may sound wasteful in space, but, you should be aware that the built-in initramfs will be compressed at a later stage anyways along with the rest of the kernel, on those architectures that support this. However, not compressing the initramfs may lead to slightly higher memory consumption during a short time at boot, while both the cpio image and the unpacked filesystem image will be present in memory simultaneously</text:p>
          </table:table-cell>
          <table:table-cell table:style-name="ce3" table:number-columns-repeated="1022"/>
        </table:table-row>
        <table:table-row table:style-name="ro1">
          <table:table-cell table:style-name="ce3" office:value-type="string" calcext:value-type="string">
            <text:p>INITRAMFS_COMPRESSION_GZIP</text:p>
          </table:table-cell>
          <table:table-cell table:style-name="ce3" office:value-type="string" calcext:value-type="string">
            <text:p>Use the old and well tested gzip compression algorithm. Gzip provides a good balance between compression ratio and decompression speed and has a reasonable compression speed. It is also more likely to be supported by your build system as the gzip tool is present by default on most distros.</text:p>
          </table:table-cell>
          <table:table-cell table:style-name="ce3" table:number-columns-repeated="1022"/>
        </table:table-row>
        <table:table-row table:style-name="ro1">
          <table:table-cell table:style-name="ce3" office:value-type="string" calcext:value-type="string">
            <text:p>INITRAMFS_COMPRESSION_BZIP2</text:p>
          </table:table-cell>
          <table:table-cell table:style-name="ce3"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style-name="ce3" table:number-columns-repeated="1022"/>
        </table:table-row>
        <table:table-row table:style-name="ro1">
          <table:table-cell table:style-name="ce3" office:value-type="string" calcext:value-type="string">
            <text:p>INITRAMFS_COMPRESSION_LZMA</text:p>
          </table:table-cell>
          <table:table-cell table:style-name="ce3"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style-name="ce3" table:number-columns-repeated="1022"/>
        </table:table-row>
        <table:table-row table:style-name="ro1">
          <table:table-cell table:style-name="ce3" office:value-type="string" calcext:value-type="string">
            <text:p>INITRAMFS_COMPRESSION_XZ</text:p>
          </table:table-cell>
          <table:table-cell table:style-name="ce3"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style-name="ce3" table:number-columns-repeated="1022"/>
        </table:table-row>
        <table:table-row table:style-name="ro1">
          <table:table-cell table:style-name="ce3" office:value-type="string" calcext:value-type="string">
            <text:p>INITRAMFS_COMPRESSION_LZO</text:p>
          </table:table-cell>
          <table:table-cell table:style-name="ce3"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style-name="ce3" table:number-columns-repeated="1022"/>
        </table:table-row>
        <table:table-row table:style-name="ro1">
          <table:table-cell table:style-name="ce3" office:value-type="string" calcext:value-type="string">
            <text:p>INITRAMFS_COMPRESSION_LZ4</text:p>
          </table:table-cell>
          <table:table-cell table:style-name="ce3" office:value-type="string" calcext:value-type="string">
            <text:p>It's compression ratio is the poorest amongst the choices. The kernel size is about 15% bigger than gzip. however its decompression speed is the fastest. <text:s/>If you choose this, keep in mind that most distros don't provide lz4 by default which could cause a build failure.</text:p>
          </table:table-cell>
          <table:table-cell table:style-name="ce3" table:number-columns-repeated="1022"/>
        </table:table-row>
        <table:table-row table:style-name="ro1">
          <table:table-cell table:style-name="ce3" office:value-type="string" calcext:value-type="string">
            <text:p>MODULE_COMPRESS</text:p>
          </table:table-cell>
          <table:table-cell table:style-name="ce3" office:value-type="string" calcext:value-type="string">
            <text:p>Compresses kernel modules when 'make modules_install' is run. gzip or xz depending on Compression algorithm below. <text:s/>module-init-tools MAY support gzip, and kmod MAY support gzip and xz. <text:s/>Out-of-tree kernel modules installed using Kbuild will also be compressed upon installation. <text:s/>Note: for modules inside an initrd or initramfs, it's more efficient to compress the whole initrd or initramfs instead. <text:s/>Note: This is fully compatible with signed modules. <text:s/>If in doubt, say N.</text:p>
          </table:table-cell>
          <table:table-cell table:style-name="ce3" table:number-columns-repeated="1022"/>
        </table:table-row>
        <table:table-row table:style-name="ro1">
          <table:table-cell table:style-name="ce1" office:value-type="string" calcext:value-type="string">
            <text:p>ZSWAP</text:p>
          </table:table-cell>
          <table:table-cell table:style-name="ce1" office:value-type="string" calcext:value-type="string">
            <text:p>A lightweight compressed cache for swap pages. <text:s/>It takes pages that are in the process of being swapped out and attempts to compress them into a dynamically allocated RAM-based memory pool. This can result in a significant I/O reduction on swap device and, in the case where decompressing from RAM is faster that swap device reads, can also improve workload performance. <text:s/>This is marked experimental because it is a new feature (as of v3.11) that interacts heavily with memory reclaim. <text:s/>While these interactions don't cause any known issues on simple memory setups, they have not be fully explored on the large set of potential configurations and workloads that exist.</text:p>
          </table:table-cell>
          <table:table-cell table:style-name="ce1" table:number-columns-repeated="1022"/>
        </table:table-row>
        <table:table-row table:style-name="ro1">
          <table:table-cell table:style-name="ce1" office:value-type="string" calcext:value-type="string">
            <text:p>ZPOOL</text:p>
          </table:table-cell>
          <table:table-cell table:style-name="ce1" office:value-type="string" calcext:value-type="string">
            <text:p>Compressed memory storage API. <text:s/>This allows using either zbud or zsmalloc.</text:p>
          </table:table-cell>
          <table:table-cell table:style-name="ce1" table:number-columns-repeated="1022"/>
        </table:table-row>
        <table:table-row table:style-name="ro1">
          <table:table-cell table:style-name="ce1" office:value-type="string" calcext:value-type="string">
            <text:p>ZBUD</text:p>
          </table:table-cell>
          <table:table-cell table:style-name="ce1" office:value-type="string" calcext:value-type="string">
            <text:p>A special purpose allocator for storing compressed pages. It is designed to store up to two compressed pages per physical page. <text:s/>While this design limits storage density, it has simple and deterministic reclaim properties that make it preferable to a higher density approach when reclaim will be used.</text:p>
          </table:table-cell>
          <table:table-cell table:style-name="ce1" table:number-columns-repeated="1022"/>
        </table:table-row>
        <table:table-row table:style-name="ro1">
          <table:table-cell table:style-name="ce1" office:value-type="string" calcext:value-type="string">
            <text:p>Z3FOLD</text:p>
          </table:table-cell>
          <table:table-cell table:style-name="ce1" office:value-type="string" calcext:value-type="string">
            <text:p>A special purpose allocator for storing compressed pages. It is designed to store up to three compressed pages per physical page. It is a ZBUD derivative so the simplicity and determinism are still there.</text:p>
          </table:table-cell>
          <table:table-cell table:style-name="ce1" table:number-columns-repeated="1022"/>
        </table:table-row>
        <table:table-row table:style-name="ro1">
          <table:table-cell table:style-name="ce1" office:value-type="string" calcext:value-type="string">
            <text:p>ZSMALLOC</text:p>
          </table:table-cell>
          <table:table-cell table:style-name="ce1"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style-name="ce1" table:number-columns-repeated="1022"/>
        </table:table-row>
        <table:table-row table:style-name="ro1">
          <table:table-cell table:style-name="ce4" office:value-type="string" calcext:value-type="string">
            <text:p>BINFMT_ZFLAT</text:p>
          </table:table-cell>
          <table:table-cell table:style-name="ce4" office:value-type="string" calcext:value-type="string">
            <text:p>Support FLAT format compressed binaries</text:p>
          </table:table-cell>
          <table:table-cell table:style-name="ce4" table:number-columns-repeated="1022"/>
        </table:table-row>
        <table:table-row table:style-name="ro1">
          <table:table-cell office:value-type="string" calcext:value-type="string">
            <text:p>INET_IPCOMP</text:p>
          </table:table-cell>
          <table:table-cell office:value-type="string" calcext:value-type="string">
            <text:p>Support for IP Payload Compression Protocol (IPComp) (RFC3173), typically needed for IPsec. <text:s/>If unsure, say Y.</text:p>
          </table:table-cell>
          <table:table-cell table:number-columns-repeated="1022"/>
        </table:table-row>
        <table:table-row table:style-name="ro1">
          <table:table-cell office:value-type="string" calcext:value-type="string">
            <text:p>INET6_IPCOMP</text:p>
          </table:table-cell>
          <table:table-cell office:value-type="string" calcext:value-type="string">
            <text:p>Support for IP Payload Compression Protocol (IPComp) (RFC3173), typically needed for IPsec. <text:s/>If unsure, say Y.</text:p>
          </table:table-cell>
          <table:table-cell table:number-columns-repeated="1022"/>
        </table:table-row>
        <table:table-row table:style-name="ro1">
          <table:table-cell office:value-type="string" calcext:value-type="string">
            <text:p>6LOWPAN_NHC</text:p>
          </table:table-cell>
          <table:table-cell office:value-type="string" calcext:value-type="string">
            <text:p>Support for next header and generic header compression defined in RFC6282 and RFC7400.</text:p>
          </table:table-cell>
          <table:table-cell table:number-columns-repeated="1022"/>
        </table:table-row>
        <table:table-row table:style-name="ro1">
          <table:table-cell office:value-type="string" calcext:value-type="string">
            <text:p>6LOWPAN_NHC_DEST</text:p>
          </table:table-cell>
          <table:table-cell office:value-type="string" calcext:value-type="string">
            <text:p>6LoWPAN IPv6 Destination Options Header compression according to RFC6282.</text:p>
          </table:table-cell>
          <table:table-cell table:number-columns-repeated="1022"/>
        </table:table-row>
        <table:table-row table:style-name="ro1">
          <table:table-cell office:value-type="string" calcext:value-type="string">
            <text:p>6LOWPAN_NHC_FRAGMENT</text:p>
          </table:table-cell>
          <table:table-cell office:value-type="string" calcext:value-type="string">
            <text:p>6LoWPAN IPv6 Fragment Header compression according to RFC6282.</text:p>
          </table:table-cell>
          <table:table-cell table:number-columns-repeated="1022"/>
        </table:table-row>
        <table:table-row table:style-name="ro1">
          <table:table-cell office:value-type="string" calcext:value-type="string">
            <text:p>6LOWPAN_NHC_HOP</text:p>
          </table:table-cell>
          <table:table-cell office:value-type="string" calcext:value-type="string">
            <text:p>6LoWPAN IPv6 Hop-by-Hop Options Header compression according to RFC6282.</text:p>
          </table:table-cell>
          <table:table-cell table:number-columns-repeated="1022"/>
        </table:table-row>
        <table:table-row table:style-name="ro1">
          <table:table-cell office:value-type="string" calcext:value-type="string">
            <text:p>6LOWPAN_NHC_IPV6</text:p>
          </table:table-cell>
          <table:table-cell office:value-type="string" calcext:value-type="string">
            <text:p>6LoWPAN IPv6 Header compression according to RFC6282.</text:p>
          </table:table-cell>
          <table:table-cell table:number-columns-repeated="1022"/>
        </table:table-row>
        <table:table-row table:style-name="ro1">
          <table:table-cell office:value-type="string" calcext:value-type="string">
            <text:p>6LOWPAN_NHC_MOBILITY</text:p>
          </table:table-cell>
          <table:table-cell office:value-type="string" calcext:value-type="string">
            <text:p>6LoWPAN IPv6 Mobility Header compression according to RFC6282.</text:p>
          </table:table-cell>
          <table:table-cell table:number-columns-repeated="1022"/>
        </table:table-row>
        <table:table-row table:style-name="ro1">
          <table:table-cell office:value-type="string" calcext:value-type="string">
            <text:p>6LOWPAN_NHC_ROUTING</text:p>
          </table:table-cell>
          <table:table-cell office:value-type="string" calcext:value-type="string">
            <text:p>6LoWPAN IPv6 Routing Header compression according to RFC6282.</text:p>
          </table:table-cell>
          <table:table-cell table:number-columns-repeated="1022"/>
        </table:table-row>
        <table:table-row table:style-name="ro1">
          <table:table-cell office:value-type="string" calcext:value-type="string">
            <text:p>6LOWPAN_NHC_UDP</text:p>
          </table:table-cell>
          <table:table-cell office:value-type="string" calcext:value-type="string">
            <text:p>6LoWPAN IPv6 UDP Header compression according to RFC6282.</text:p>
          </table:table-cell>
          <table:table-cell table:number-columns-repeated="1022"/>
        </table:table-row>
        <table:table-row table:style-name="ro1">
          <table:table-cell office:value-type="string" calcext:value-type="string">
            <text:p>6LOWPAN_GHC_EXT_HDR_HOP</text:p>
          </table:table-cell>
          <table:table-cell office:value-type="string" calcext:value-type="string">
            <text:p>6LoWPAN IPv6 Hop-by-Hop option generic header compression according to RFC7400.</text:p>
          </table:table-cell>
          <table:table-cell table:number-columns-repeated="1022"/>
        </table:table-row>
        <table:table-row table:style-name="ro1">
          <table:table-cell office:value-type="string" calcext:value-type="string">
            <text:p>6LOWPAN_GHC_UDP</text:p>
          </table:table-cell>
          <table:table-cell office:value-type="string" calcext:value-type="string">
            <text:p>6LoWPAN IPv6 UDP generic header compression according to RFC7400.</text:p>
          </table:table-cell>
          <table:table-cell table:number-columns-repeated="1022"/>
        </table:table-row>
        <table:table-row table:style-name="ro1">
          <table:table-cell office:value-type="string" calcext:value-type="string">
            <text:p>6LOWPAN_GHC_ICMPV6</text:p>
          </table:table-cell>
          <table:table-cell office:value-type="string" calcext:value-type="string">
            <text:p>6LoWPAN IPv6 ICMPv6 generic header compression according to RFC7400.</text:p>
          </table:table-cell>
          <table:table-cell table:number-columns-repeated="1022"/>
        </table:table-row>
        <table:table-row table:style-name="ro1">
          <table:table-cell office:value-type="string" calcext:value-type="string">
            <text:p>6LOWPAN_GHC_EXT_HDR_DEST</text:p>
          </table:table-cell>
          <table:table-cell office:value-type="string" calcext:value-type="string">
            <text:p>6LoWPAN IPv6 destination option generic header compression according to RFC7400.</text:p>
          </table:table-cell>
          <table:table-cell table:number-columns-repeated="1022"/>
        </table:table-row>
        <table:table-row table:style-name="ro1">
          <table:table-cell office:value-type="string" calcext:value-type="string">
            <text:p>6LOWPAN_GHC_EXT_HDR_FRAG</text:p>
          </table:table-cell>
          <table:table-cell office:value-type="string" calcext:value-type="string">
            <text:p>6LoWPAN IPv6 fragmentation option generic header compression according to RFC7400.</text:p>
          </table:table-cell>
          <table:table-cell table:number-columns-repeated="1022"/>
        </table:table-row>
        <table:table-row table:style-name="ro1">
          <table:table-cell office:value-type="string" calcext:value-type="string">
            <text:p>6LOWPAN_GHC_EXT_HDR_ROUTE</text:p>
          </table:table-cell>
          <table:table-cell office:value-type="string" calcext:value-type="string">
            <text:p>6LoWPAN IPv6 routing option generic header compression according to RFC7400.</text:p>
          </table:table-cell>
          <table:table-cell table:number-columns-repeated="1022"/>
        </table:table-row>
        <table:table-row table:style-name="ro1">
          <table:table-cell office:value-type="string" calcext:value-type="string">
            <text:p>IEEE802154_6LOWPAN</text:p>
          </table:table-cell>
          <table:table-cell office:value-type="string" calcext:value-type="string">
            <text:p>IPv6 compression over IEEE 802.15.4.</text:p>
          </table:table-cell>
          <table:table-cell table:number-columns-repeated="1022"/>
        </table:table-row>
        <table:table-row table:style-name="ro1">
          <table:table-cell office:value-type="string" calcext:value-type="string">
            <text:p>BT_6LOWPAN</text:p>
          </table:table-cell>
          <table:table-cell office:value-type="string" calcext:value-type="string">
            <text:p>IPv6 compression over Bluetooth Low Energy.</text:p>
          </table:table-cell>
          <table:table-cell table:number-columns-repeated="1022"/>
        </table:table-row>
        <table:table-row table:style-name="ro1">
          <table:table-cell office:value-type="string" calcext:value-type="string">
            <text:p>ZISOFS</text:p>
          </table:table-cell>
          <table:table-cell office:value-type="string" calcext:value-type="string">
            <text:p>This is a Linux-specific extension to RockRidge which lets you store data in compressed form on a CD-ROM and have it transparently decompressed when the CD-ROM is accessed. <text:s/>See &lt;http://www.kernel.org/pub/linux/utils/fs/zisofs/&gt; for the tools necessary to create such a filesystem. <text:s/>Say Y here if you want to be able to read such compressed CD-ROMs.</text:p>
          </table:table-cell>
          <table:table-cell table:number-columns-repeated="1022"/>
        </table:table-row>
        <table:table-row table:style-name="ro1">
          <table:table-cell office:value-type="string" calcext:value-type="string">
            <text:p>MSDOS_FS</text:p>
          </table:table-cell>
          <table:table-cell office:value-type="string" calcext:value-type="string">
            <text:p>This allows you to mount MSDOS partitions of your hard drive (unless they are compressed. to access compressed MSDOS partitions under Linux, you can either use the DOS emulator DOSEMU, described in the DOSEMU-HOWTO, available from &lt;http://www.tldp.org/docs.html#howto&gt;, or try dmsdosfs in &lt;ftp://ibiblio.org/pub/Linux/system/filesystems/dosfs/&gt;. If you intend to use dosemu with a non-compressed MSDOS partition, say Y here) and MSDOS floppies. This means that file access becomes transparent, i.e. the MSDOS files look and behave just like all other Unix files. <text:s/>If you have Windows 95 or Windows NT installed on your MSDOS partitions, you should use the VFAT file system (say Y to VFAT fs support below), or you will not be able to see the long filenames generated by Windows 95 / Windows NT. <text:s/>This option will enlarge your kernel by about 7 KB. If unsure, answer Y. This will only work if you said Y to DOS FAT fs support as well. To compile this as a module, choose M here: the module will be called msdos.</text:p>
          </table:table-cell>
          <table:table-cell table:style-name="ce2" table:number-columns-repeated="1022"/>
        </table:table-row>
        <table:table-row table:style-name="ro1">
          <table:table-cell office:value-type="string" calcext:value-type="string">
            <text:p>VFAT_FS</text:p>
          </table:table-cell>
          <table:table-cell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style-name="ce2" table:number-columns-repeated="1022"/>
        </table:table-row>
        <table:table-row table:style-name="ro1">
          <table:table-cell table:style-name="ce4" office:value-type="string" calcext:value-type="string">
            <text:p>JFFS2_FS</text:p>
          </table:table-cell>
          <table:table-cell table:style-name="ce4" office:value-type="string" calcext:value-type="string">
            <text:p>JFFS2 is the second generation of the Journalling Flash File System for use on diskless embedded devices. It provides improved wear levelling, compression and support for hard links. You cannot use this on normal block devices, only on 'MTD' devices. <text:s/>Further information on the design and implementation of JFFS2 is available at &lt;http://sources.redhat.com/jffs2/&gt;.</text:p>
          </table:table-cell>
          <table:table-cell table:style-name="ce4" table:number-columns-repeated="1022"/>
        </table:table-row>
        <table:table-row table:style-name="ro1">
          <table:table-cell table:style-name="ce4" office:value-type="string" calcext:value-type="string">
            <text:p>JFFS2_COMPRESSION_OPTIONS</text:p>
          </table:table-cell>
          <table:table-cell table:style-name="ce4" office:value-type="string" calcext:value-type="string">
            <text:p>Enabling this option allows you to explicitly choose which compression modules, if any, are enabled in JFFS2. Removing compressors can mean you cannot read existing file systems, and enabling experimental compressors can mean that you write a file system which cannot be read by a standard kernel. <text:s/>If unsure, you should _definitely_ say 'N'.</text:p>
          </table:table-cell>
          <table:table-cell table:style-name="ce4" table:number-columns-repeated="1022"/>
        </table:table-row>
        <table:table-row table:style-name="ro1">
          <table:table-cell table:style-name="ce4" office:value-type="string" calcext:value-type="string">
            <text:p>JFFS2_ZLIB</text:p>
          </table:table-cell>
          <table:table-cell table:style-name="ce4" office:value-type="string" calcext:value-type="string">
            <text:p>Zlib is designed to be a free, general-purpose, legally unencumbered, lossless data-compression library for use on virtually any computer hardware and operating system. See &lt;http://www.gzip.org/zlib/&gt; for further information. <text:s/>Say 'Y' if unsure.</text:p>
          </table:table-cell>
          <table:table-cell table:style-name="ce4" table:number-columns-repeated="1022"/>
        </table:table-row>
        <table:table-row table:style-name="ro1">
          <table:table-cell table:style-name="ce4" office:value-type="string" calcext:value-type="string">
            <text:p>JFFS2_LZO</text:p>
          </table:table-cell>
          <table:table-cell table:style-name="ce4" office:value-type="string" calcext:value-type="string">
            <text:p>minilzo-based compression. Generally works better than Zlib. <text:s/>This feature was added in July, 2007. Say 'N' if you need compatibility with older bootloaders or kernels.</text:p>
          </table:table-cell>
          <table:table-cell table:style-name="ce4" table:number-columns-repeated="1022"/>
        </table:table-row>
        <table:table-row table:style-name="ro1">
          <table:table-cell table:style-name="ce4" office:value-type="string" calcext:value-type="string">
            <text:p>JFFS2_RTIME</text:p>
          </table:table-cell>
          <table:table-cell table:style-name="ce4" office:value-type="string" calcext:value-type="string">
            <text:p>Rtime does manage to recompress already-compressed data. Say 'Y' if unsure.</text:p>
          </table:table-cell>
          <table:table-cell table:style-name="ce4" table:number-columns-repeated="1022"/>
        </table:table-row>
        <table:table-row table:style-name="ro1">
          <table:table-cell table:style-name="ce4" office:value-type="string" calcext:value-type="string">
            <text:p>JFFS2_RUBIN</text:p>
          </table:table-cell>
          <table:table-cell table:style-name="ce4" office:value-type="string" calcext:value-type="string">
            <text:p>RUBINMIPS and DYNRUBIN compressors. Say 'N' if unsure.</text:p>
          </table:table-cell>
          <table:table-cell table:style-name="ce4" table:number-columns-repeated="1022"/>
        </table:table-row>
        <table:table-row table:style-name="ro1">
          <table:table-cell table:style-name="ce4" office:value-type="string" calcext:value-type="string">
            <text:p>JFFS2_CMODE_NONE</text:p>
          </table:table-cell>
          <table:table-cell table:style-name="ce4" office:value-type="string" calcext:value-type="string">
            <text:p>Uses no compression.</text:p>
          </table:table-cell>
          <table:table-cell table:style-name="ce4" table:number-columns-repeated="1022"/>
        </table:table-row>
        <table:table-row table:style-name="ro1">
          <table:table-cell table:style-name="ce4" office:value-type="string" calcext:value-type="string">
            <text:p>JFFS2_CMODE_PRIORITY</text:p>
          </table:table-cell>
          <table:table-cell table:style-name="ce4" office:value-type="string" calcext:value-type="string">
            <text:p>Tries the compressors in a predefined order and chooses the first successful one.</text:p>
          </table:table-cell>
          <table:table-cell table:style-name="ce4" table:number-columns-repeated="1022"/>
        </table:table-row>
        <table:table-row table:style-name="ro1">
          <table:table-cell table:style-name="ce4" office:value-type="string" calcext:value-type="string">
            <text:p>JFFS2_CMODE_SIZE</text:p>
          </table:table-cell>
          <table:table-cell table:style-name="ce4" office:value-type="string" calcext:value-type="string">
            <text:p>Tries all compressors and chooses the one which has the smallest result.</text:p>
          </table:table-cell>
          <table:table-cell table:style-name="ce4" table:number-columns-repeated="1022"/>
        </table:table-row>
        <table:table-row table:style-name="ro1">
          <table:table-cell table:style-name="ce4" office:value-type="string" calcext:value-type="string">
            <text:p>JFFS2_CMODE_FAVOURLZO</text:p>
          </table:table-cell>
          <table:table-cell table:style-name="ce4" office:value-type="string" calcext:value-type="string">
            <text:p>Tries all compressors and chooses the one which has the smallest result but gives some preference to LZO (which has faster decompression) at the expense of size.</text:p>
          </table:table-cell>
          <table:table-cell table:style-name="ce4" table:number-columns-repeated="1022"/>
        </table:table-row>
        <table:table-row table:style-name="ro1">
          <table:table-cell table:style-name="ce4" office:value-type="string" calcext:value-type="string">
            <text:p>UBIFS_FS_ADVANCED_COMPR</text:p>
          </table:table-cell>
          <table:table-cell table:style-name="ce4" office:value-type="string" calcext:value-type="string">
            <text:p>This option allows to explicitly choose which compressions, if any, are enabled in UBIFS. Removing compressors means inability to read existing file systems. <text:s/>If unsure, say 'N'.</text:p>
          </table:table-cell>
          <table:table-cell table:style-name="ce4" table:number-columns-repeated="1022"/>
        </table:table-row>
        <table:table-row table:style-name="ro1">
          <table:table-cell table:style-name="ce4" office:value-type="string" calcext:value-type="string">
            <text:p>UBIFS_FS_LZO</text:p>
          </table:table-cell>
          <table:table-cell table:style-name="ce4" office:value-type="string" calcext:value-type="string">
            <text:p>LZO compressor is generally faster than zlib but compresses worse. Say 'Y' if unsure.</text:p>
          </table:table-cell>
          <table:table-cell table:style-name="ce4" table:number-columns-repeated="1022"/>
        </table:table-row>
        <table:table-row table:style-name="ro1">
          <table:table-cell table:style-name="ce4" office:value-type="string" calcext:value-type="string">
            <text:p>UBIFS_FS_ZLIB</text:p>
          </table:table-cell>
          <table:table-cell table:style-name="ce4" office:value-type="string" calcext:value-type="string">
            <text:p>Zlib compresses better than LZO but it is slower. Say 'Y' if unsure.</text:p>
          </table:table-cell>
          <table:table-cell table:style-name="ce4" table:number-columns-repeated="1022"/>
        </table:table-row>
        <table:table-row table:style-name="ro1">
          <table:table-cell table:style-name="ce4" office:value-type="string" calcext:value-type="string">
            <text:p>CRAMFS</text:p>
          </table:table-cell>
          <table:table-cell table:style-name="ce4" office:value-type="string" calcext:value-type="string">
            <text:p>Saying Y here includes support for CramFs (Compressed ROM File System). <text:s/>CramFs is designed to be a simple, small, and compressed file system for ROM based embedded systems. <text:s/>CramFs is read-only, limited to 256MB file systems (with 16MB files), and doesn't support 16/32 bits uid/gid, hard links and timestamps. <text:s/>See &lt;file:Documentation/filesystems/cramfs.txt&gt; and &lt;file:fs/cramfs/README&gt; for further information. <text:s/>To compile this as a module, choose M here: the module will be called cramfs. <text:s/>Note that the root file system (the one containing the directory /) cannot be compiled as a module. <text:s/>This filesystem is obsoleted by SquashFS, which is much better in terms of performance and features. <text:s/>If unsure, say N.</text:p>
          </table:table-cell>
          <table:table-cell table:style-name="ce4" table:number-columns-repeated="1022"/>
        </table:table-row>
        <table:table-row table:style-name="ro1">
          <table:table-cell table:style-name="ce4" office:value-type="string" calcext:value-type="string">
            <text:p>SQUASHFS</text:p>
          </table:table-cell>
          <table:table-cell table:style-name="ce4"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style-name="ce4" table:number-columns-repeated="1022"/>
        </table:table-row>
        <table:table-row table:style-name="ro1">
          <table:table-cell table:style-name="ce1" office:value-type="string" calcext:value-type="string">
            <text:p>SQUASHFS_FILE_CACHE</text:p>
          </table:table-cell>
          <table:table-cell table:style-name="ce1" office:value-type="string" calcext:value-type="string">
            <text:p>Decompress file data into an intermediate buffer and then memcopy it into the page cache.</text:p>
          </table:table-cell>
          <table:table-cell table:style-name="ce1" table:number-columns-repeated="1022"/>
        </table:table-row>
        <table:table-row table:style-name="ro1">
          <table:table-cell table:style-name="ce1" office:value-type="string" calcext:value-type="string">
            <text:p>SQUASHFS_FILE_DIRECT</text:p>
          </table:table-cell>
          <table:table-cell table:style-name="ce1" office:value-type="string" calcext:value-type="string">
            <text:p>Directly decompress file data into the page cache. Doing so can significantly improve performance because it eliminates a memcpy and it also removes the lock contention on the single buffer.</text:p>
          </table:table-cell>
          <table:table-cell table:style-name="ce1" table:number-columns-repeated="1022"/>
        </table:table-row>
        <table:table-row table:style-name="ro1">
          <table:table-cell table:style-name="ce4" office:value-type="string" calcext:value-type="string">
            <text:p>SQUASHFS_DECOMP_SINGLE</text:p>
          </table:table-cell>
          <table:table-cell table:style-name="ce4" office:value-type="string" calcext:value-type="string">
            <text:p>Traditionally Squashfs has used single-threaded decompression. Only one block (data or metadata) can be decompressed at any one time. <text:s/>This limits CPU and memory usage to a minimum.</text:p>
          </table:table-cell>
          <table:table-cell table:style-name="ce4" table:number-columns-repeated="1022"/>
        </table:table-row>
        <table:table-row table:style-name="ro1">
          <table:table-cell table:style-name="ce4" office:value-type="string" calcext:value-type="string">
            <text:p>SQUASHFS_DECOMP_MULTI</text:p>
          </table:table-cell>
          <table:table-cell table:style-name="ce4" office:value-type="string" calcext:value-type="string">
            <text:p>By default Squashfs uses a single decompressor but it gives poor performance on parallel I/O workloads when using multiple CPU machines due to waiting on decompressor availability. <text:s/>If you have a parallel I/O workload and your system has enough memory, using this option may improve overall I/O performance. <text:s/>This decompressor implementation uses up to two parallel decompressors per core. <text:s/>It dynamically allocates decompressors on a demand basis.</text:p>
          </table:table-cell>
          <table:table-cell table:style-name="ce4" table:number-columns-repeated="1022"/>
        </table:table-row>
        <table:table-row table:style-name="ro1">
          <table:table-cell table:style-name="ce4" office:value-type="string" calcext:value-type="string">
            <text:p>SQUASHFS_DECOMP_MULTI_PERCPU</text:p>
          </table:table-cell>
          <table:table-cell table:style-name="ce4" office:value-type="string" calcext:value-type="string">
            <text:p>By default Squashfs uses a single decompressor but it gives poor performance on parallel I/O workloads when using multiple CPU machines due to waiting on decompressor availability. <text:s/>This decompressor implementation uses a maximum of one decompressor per core. <text:s/>It uses percpu variables to ensure decompression is load-balanced across the cores.</text:p>
          </table:table-cell>
          <table:table-cell table:style-name="ce4" table:number-columns-repeated="1022"/>
        </table:table-row>
        <table:table-row table:style-name="ro1">
          <table:table-cell table:style-name="ce4" office:value-type="string" calcext:value-type="string">
            <text:p>SQUASHFS_ZLIB</text:p>
          </table:table-cell>
          <table:table-cell table:style-name="ce4" office:value-type="string" calcext:value-type="string">
            <text:p>ZLIB compression is the standard compression used by Squashfs file systems. <text:s/>It offers a good trade-off between compression achieved and the amount of CPU time and memory necessary to compress and decompress. <text:s/>If unsure, say Y.</text:p>
          </table:table-cell>
          <table:table-cell table:style-name="ce4" table:number-columns-repeated="1022"/>
        </table:table-row>
        <table:table-row table:style-name="ro1">
          <table:table-cell table:style-name="ce4" office:value-type="string" calcext:value-type="string">
            <text:p>SQUASHFS_LZ4</text:p>
          </table:table-cell>
          <table:table-cell table:style-name="ce4" office:value-type="string" calcext:value-type="string">
            <text:p>Saying Y here includes support for reading Squashfs file systems compressed with LZ4 compression. <text:s/>LZ4 compression is mainly aimed at embedded systems with slower CPUs where the overheads of zlib are too high. <text:s/>LZ4 is not the standard compression used in Squashfs and so most file systems will be readable without selecting this option. <text:s/>If unsure, say N.</text:p>
          </table:table-cell>
          <table:table-cell table:style-name="ce4" table:number-columns-repeated="1022"/>
        </table:table-row>
        <table:table-row table:style-name="ro1">
          <table:table-cell table:style-name="ce4" office:value-type="string" calcext:value-type="string">
            <text:p>SQUASHFS_LZO</text:p>
          </table:table-cell>
          <table:table-cell table:style-name="ce4" office:value-type="string" calcext:value-type="string">
            <text:p>Saying Y here includes support for reading Squashfs file systems compressed with LZO compression. <text:s/>LZO compression is mainly aimed at embedded systems with slower CPUs where the overheads of zlib are too high. <text:s/>LZO is not the standard compression used in Squashfs and so most file systems will be readable without selecting this option. <text:s/>If unsure, say N.</text:p>
          </table:table-cell>
          <table:table-cell table:style-name="ce4" table:number-columns-repeated="1022"/>
        </table:table-row>
        <table:table-row table:style-name="ro1">
          <table:table-cell table:style-name="ce4" office:value-type="string" calcext:value-type="string">
            <text:p>SQUASHFS_XZ</text:p>
          </table:table-cell>
          <table:table-cell table:style-name="ce4" office:value-type="string" calcext:value-type="string">
            <text:p>Saying Y here includes support for reading Squashfs file systems compressed with XZ compression. <text:s/>XZ gives better compression than the default zlib compression, at the expense of greater CPU and memory overhead. <text:s/>XZ is not the standard compression used in Squashfs and so most file systems will be readable without selecting this option. <text:s/>If unsure, say N.</text:p>
          </table:table-cell>
          <table:table-cell table:style-name="ce4" table:number-columns-repeated="1022"/>
        </table:table-row>
        <table:table-row table:style-name="ro1">
          <table:table-cell table:style-name="ce4" office:value-type="string" calcext:value-type="string">
            <text:p>PSTORE_ZLIB_COMPRESS</text:p>
          </table:table-cell>
          <table:table-cell table:style-name="ce4" office:value-type="string" calcext:value-type="string">
            <text:p>This option enables ZLIB compression algorithm support.</text:p>
          </table:table-cell>
          <table:table-cell table:style-name="ce4" table:number-columns-repeated="1022"/>
        </table:table-row>
        <table:table-row table:style-name="ro1">
          <table:table-cell table:style-name="ce4" office:value-type="string" calcext:value-type="string">
            <text:p>PSTORE_LZO_COMPRESS</text:p>
          </table:table-cell>
          <table:table-cell table:style-name="ce4" office:value-type="string" calcext:value-type="string">
            <text:p>This option enables LZO compression algorithm support.</text:p>
          </table:table-cell>
          <table:table-cell table:style-name="ce4" table:number-columns-repeated="1022"/>
        </table:table-row>
        <table:table-row table:style-name="ro1">
          <table:table-cell table:style-name="ce4" office:value-type="string" calcext:value-type="string">
            <text:p>PSTORE_LZ4_COMPRESS</text:p>
          </table:table-cell>
          <table:table-cell table:style-name="ce4" office:value-type="string" calcext:value-type="string">
            <text:p>This option enables LZ4 compression algorithm support.</text:p>
          </table:table-cell>
          <table:table-cell table:style-name="ce4" table:number-columns-repeated="1022"/>
        </table:table-row>
        <table:table-row table:style-name="ro1">
          <table:table-cell office:value-type="string" calcext:value-type="string">
            <text:p>CRYPTO_LZ4HC</text:p>
          </table:table-cell>
          <table:table-cell office:value-type="string" calcext:value-type="string">
            <text:p>This is the LZ4 high compression mode algorithm.</text:p>
          </table:table-cell>
          <table:table-cell table:number-columns-repeated="1022"/>
        </table:table-row>
        <table:table-row table:style-name="ro1">
          <table:table-cell table:style-name="ce4" office:value-type="string" calcext:value-type="string">
            <text:p>XZ_DEC</text:p>
          </table:table-cell>
          <table:table-cell table:style-name="ce4" office:value-type="string" calcext:value-type="string">
            <text:p>LZMA2 compression algorithm and BCJ filters are supported using the .xz file format as the container. For integrity checking, CRC32 is supported. See Documentation/xz.txt for more information.</text:p>
          </table:table-cell>
          <table:table-cell table:style-name="ce4" table:number-columns-repeated="1022"/>
        </table:table-row>
        <table:table-row table:style-name="ro1">
          <table:table-cell table:style-name="ce4" office:value-type="string" calcext:value-type="string">
            <text:p>XZ_DEC_TEST</text:p>
          </table:table-cell>
          <table:table-cell table:style-name="ce4" office:value-type="string" calcext:value-type="string">
            <text:p>This allows passing .xz files to the in-kernel XZ decoder via a character special file. It calculates CRC32 of the decompressed data and writes diagnostics to the system log. <text:s/>Unless you are developing the XZ decoder, you don't need this and should say N.</text:p>
          </table:table-cell>
          <table:table-cell table:style-name="ce4" table:number-columns-repeated="1022"/>
        </table:table-row>
        <table:table-row table:style-name="ro1">
          <table:table-cell table:style-name="ce4" office:value-type="string" calcext:value-type="string">
            <text:p>X86_VERBOSE_BOOTUP</text:p>
          </table:table-cell>
          <table:table-cell table:style-name="ce4" office:value-type="string" calcext:value-type="string">
            <text:p>Enables the informational output from the decompression stage (e.g. bzImage) of the boot. If you disable this you will still see errors. Disable this if you want silent bootup.</text:p>
          </table:table-cell>
          <table:table-cell table:style-name="ce4" table:number-columns-repeated="1022"/>
        </table:table-row>
        <table:table-row table:style-name="ro1">
          <table:table-cell table:style-name="ce4" office:value-type="string" calcext:value-type="string">
            <text:p>DEBUG_DECOMPRESS_KERNEL</text:p>
          </table:table-cell>
          <table:table-cell table:style-name="ce4" office:value-type="string" calcext:value-type="string">
            <text:p>If you say Y here you will confirm the start and the end of decompressing Linux seeing Uncompressing Linux... <text:s/>and Ok, booting the kernel.\n on console.</text:p>
          </table:table-cell>
          <table:table-cell table:style-name="ce4" table:number-columns-repeated="1022"/>
        </table:table-row>
        <table:table-row table:style-name="ro1">
          <table:table-cell table:style-name="ce3" office:value-type="string" calcext:value-type="string">
            <text:p>DEBUG_ZBOOT</text:p>
          </table:table-cell>
          <table:table-cell table:style-name="ce3"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style-name="ce3" table:number-columns-repeated="1022"/>
        </table:table-row>
        <table:table-row table:style-name="ro1">
          <table:table-cell office:value-type="string" calcext:value-type="string">
            <text:p>DEBUG_UNCOMPRESS</text:p>
          </table:table-cell>
          <table:table-cell office:value-type="string" calcext:value-type="string">
            <text:p>This option influences the normal decompressor output for multiplatform kernels. <text:s/>Normally, multiplatform kernels disable decompressor output because it is not possible to know where to send the decompressor output. <text:s/>When this option is set, the selected DEBUG_LL output method will be re-used for normal decompressor output on multiplatform kernels.</text:p>
          </table:table-cell>
          <table:table-cell table:number-columns-repeated="1022"/>
        </table:table-row>
        <table:table-row table:style-name="ro1">
          <table:table-cell office:value-type="string" calcext:value-type="string">
            <text:p>PXA_SHARPSL_DETECT_MACH_ID</text:p>
          </table:table-cell>
          <table:table-cell office:value-type="string" calcext:value-type="string">
            <text:p>Say Y here if you want the zImage decompressor to detect the Zaurus machine ID at run-time. For latest kexec-based boot loader, this is not necessary.</text:p>
          </table:table-cell>
          <table:table-cell table:number-columns-repeated="1022"/>
        </table:table-row>
        <table:table-row table:style-name="ro1">
          <table:table-cell office:value-type="string" calcext:value-type="string">
            <text:p>S3C_LOWLEVEL_UART_PORT</text:p>
          </table:table-cell>
          <table:table-cell office:value-type="string" calcext:value-type="string">
            <text:p>Choice of which UART port to use for the low-level messages, such as the `Uncompressing...` at start time. The value of this configuration should be between zero and two. The port must have been initialised by the boot-loader before use.</text:p>
          </table:table-cell>
          <table:table-cell table:number-columns-repeated="1022"/>
        </table:table-row>
        <table:table-row table:style-name="ro1">
          <table:table-cell office:value-type="string" calcext:value-type="string">
            <text:p>ARM_THUMB</text:p>
          </table:table-cell>
          <table:table-cell office:value-type="string" calcext:value-type="string">
            <text:p>Say Y if you want to include kernel support for running user space Thumb binaries. <text:s/>The Thumb instruction set is a compressed form of the standard ARM instruction set resulting in smaller binaries at the expense of slightly less efficient code. <text:s/>If this option is disabled, and you run userspace that switches to Thumb mode, signal handling will not work correctly, resulting in segmentation faults or illegal instruction aborts. <text:s/>If you don't know what this all is, saying Y is a safe choice.</text:p>
          </table:table-cell>
          <table:table-cell table:number-columns-repeated="1022"/>
        </table:table-row>
        <table:table-row table:style-name="ro1">
          <table:table-cell table:style-name="ce1" office:value-type="string" calcext:value-type="string">
            <text:p>ZBOOT_ROM_BSS</text:p>
          </table:table-cell>
          <table:table-cell table:style-name="ce1" office:value-type="string" calcext:value-type="string">
            <text:p>The base address of an area of read/write memory in the target for the ROM-able zImage which must be available while the decompressor is running. It must be large enough to hold the entire decompressed kernel plus an additional 128 KiB. Platforms which normally make use of ROM-able zImage formats normally set this to a suitable value in their defconfig file. <text:s/>If ZBOOT_ROM is not enabled, this has no effect.</text:p>
          </table:table-cell>
          <table:table-cell table:style-name="ce1" table:number-columns-repeated="1022"/>
        </table:table-row>
        <table:table-row table:style-name="ro1">
          <table:table-cell table:style-name="ce4" office:value-type="string" calcext:value-type="string">
            <text:p>ZBOOT_ROM</text:p>
          </table:table-cell>
          <table:table-cell table:style-name="ce4" office:value-type="string" calcext:value-type="string">
            <text:p>Say Y here if you intend to execute your compressed kernel image (zImage) directly from ROM or flash. <text:s/>If unsure, say N.</text:p>
          </table:table-cell>
          <table:table-cell table:style-name="ce4" table:number-columns-repeated="1022"/>
        </table:table-row>
        <table:table-row table:style-name="ro1">
          <table:table-cell office:value-type="string" calcext:value-type="string">
            <text:p>XIP_KERNEL</text:p>
          </table:table-cell>
          <table:table-cell office:value-type="string" calcext:value-type="string">
            <text:p>Execute-In-Place allows the kernel to run from non-volatile storage directly addressable by the CPU, such as NOR flash. This saves RAM space since the text section of the kernel is not loaded from flash to RAM. <text:s/>Read-write sections, such as the data section and stack, are still copied to RAM. <text:s/>The XIP kernel is not compressed since it has to run directly from flash, so it will take more space to store it. <text:s/>The flash address used to link the kernel object files, and for storing it, is configuration dependent. Therefore, if you say Y here, you must know the proper physical address where to store the kernel image depending on your own flash memory usage. <text:s/>Also note that the make target becomes make xipImage rather than make zImage or make Image. <text:s/>The final kernel binary to put in ROM memory will be arch/arm/boot/xipImage. <text:s/>If unsure, say N.</text:p>
          </table:table-cell>
          <table:table-cell table:number-columns-repeated="1022"/>
        </table:table-row>
        <table:table-row table:style-name="ro1">
          <table:table-cell office:value-type="string" calcext:value-type="string">
            <text:p>AUTO_ZRELADDR</text:p>
          </table:table-cell>
          <table:table-cell office:value-type="string" calcext:value-type="string">
            <text:p>ZRELADDR is the physical address where the decompressed kernel image will be placed. If AUTO_ZRELADDR is selected, the address will be determined at run-time by masking the current IP with 0xf8000000. This assumes the zImage being placed in the first 128MB from start of memory.</text:p>
          </table:table-cell>
          <table:table-cell table:number-columns-repeated="1022"/>
        </table:table-row>
        <table:table-row table:style-name="ro1">
          <table:table-cell office:value-type="string" calcext:value-type="string">
            <text:p>DEBUG_BFIN_HWTRACE_COMPRESSION_OFF</text:p>
          </table:table-cell>
          <table:table-cell office:value-type="string" calcext:value-type="string">
            <text:p>The trace buffer records all changes of flow</text:p>
          </table:table-cell>
          <table:table-cell table:number-columns-repeated="1022"/>
        </table:table-row>
        <table:table-row table:style-name="ro1">
          <table:table-cell office:value-type="string" calcext:value-type="string">
            <text:p>DEBUG_BFIN_HWTRACE_COMPRESSION_ONE</text:p>
          </table:table-cell>
          <table:table-cell office:value-type="string" calcext:value-type="string">
            <text:p>The trace buffer does not record single loops - helpful if trace <text:s/>is spinning on a while or do loop.</text:p>
          </table:table-cell>
          <table:table-cell table:number-columns-repeated="1022"/>
        </table:table-row>
        <table:table-row table:style-name="ro1">
          <table:table-cell office:value-type="string" calcext:value-type="string">
            <text:p>DEBUG_BFIN_HWTRACE_COMPRESSION_TWO</text:p>
          </table:table-cell>
          <table:table-cell office:value-type="string" calcext:value-type="string">
            <text:p>The trace buffer does not record loops two levels deep. Helpful if the trace is spinning in a nested loop</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9T18:46:32.238484296</dc:date>
    <meta:editing-duration>PT1H3M50S</meta:editing-duration>
    <meta:editing-cycles>7</meta:editing-cycles>
    <meta:document-statistic meta:table-count="1" meta:cell-count="236" meta:object-count="0"/>
  </office:meta>
</office:document-meta>
</file>